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5.639cm"/>
    </style:style>
    <style:style style:name="co16" style:family="table-column">
      <style:table-column-properties fo:break-before="auto" style:column-width="1.346cm"/>
    </style:style>
    <style:style style:name="co17" style:family="table-column">
      <style:table-column-properties fo:break-before="auto" style:column-width="2.96cm"/>
    </style:style>
    <style:style style:name="co18" style:family="table-column">
      <style:table-column-properties fo:break-before="auto" style:column-width="1.838cm"/>
    </style:style>
    <style:style style:name="co20" style:family="table-column">
      <style:table-column-properties fo:break-before="auto" style:column-width="2.741cm"/>
    </style:style>
    <style:style style:name="co21" style:family="table-column">
      <style:table-column-properties fo:break-before="auto" style:column-width="2.057cm"/>
    </style:style>
    <style:style style:name="co23" style:family="table-column">
      <style:table-column-properties fo:break-before="auto" style:column-width="6.923cm"/>
    </style:style>
    <style:style style:name="co24" style:family="table-column">
      <style:table-column-properties fo:break-before="auto" style:column-width="11.843cm"/>
    </style:style>
    <style:style style:name="co10" style:family="table-column">
      <style:table-column-properties fo:break-before="auto" style:column-width="3.26cm"/>
    </style:style>
    <style:style style:name="co11" style:family="table-column">
      <style:table-column-properties fo:break-before="auto" style:column-width="3.014cm"/>
    </style:style>
    <style:style style:name="co12" style:family="table-column">
      <style:table-column-properties fo:break-before="auto" style:column-width="2.14cm"/>
    </style:style>
    <style:style style:name="co13" style:family="table-column">
      <style:table-column-properties fo:break-before="auto" style:column-width="2.494cm"/>
    </style:style>
    <style:style style:name="co14" style:family="table-column">
      <style:table-column-properties fo:break-before="auto" style:column-width="1.647cm"/>
    </style:style>
    <style:style style:name="co15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1.386cm"/>
    </style:style>
    <style:style style:name="co25" style:family="table-column">
      <style:table-column-properties fo:break-before="auto" style:column-width="8.782cm"/>
    </style:style>
    <style:style style:name="co26" style:family="table-column">
      <style:table-column-properties fo:break-before="auto" style:column-width="2.258cm"/>
    </style:style>
    <style:style style:name="ro2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1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fo:font-size="12pt" style:font-size-asian="12pt" style:font-size-complex="12pt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table table:name="original" table:style-name="ta1" table:print="false">
        <office:forms form:automatic-focus="false" form:apply-design-mode="false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6" table:number-columns-repeated="2" table:default-cell-style-name="Default"/>
        <table:table-column table:style-name="co21" table:default-cell-style-name="Default"/>
        <table:table-row table:style-name="ro2">
          <table:table-cell office:value-type="string">
            <text:p>Bird species</text:p>
          </table:table-cell>
          <table:table-cell office:value-type="string">
            <text:p>Status</text:p>
          </table:table-cell>
          <table:table-cell office:value-type="string">
            <text:p>Total occurrence</text:p>
          </table:table-cell>
          <table:table-cell office:value-type="string">
            <text:p>Mean </text:p>
            <text:p>elevation </text:p>
            <text:p>(m)</text:p>
          </table:table-cell>
          <table:table-cell office:value-type="string">
            <text:p>Elevational belt</text:p>
          </table:table-cell>
          <table:table-cell office:value-type="string">
            <text:p>Lower </text:p>
            <text:p>limit </text:p>
            <text:p>(m)</text:p>
          </table:table-cell>
          <table:table-cell office:value-type="string">
            <text:p>Upper </text:p>
            <text:p>limit </text:p>
            <text:p>(m)</text:p>
          </table:table-cell>
          <table:table-cell office:value-type="string">
            <text:p>Elevational</text:p>
            <text:p>amplitude</text:p>
            <text:p>(m)</text:p>
          </table:table-cell>
        </table:table-row>
        <table:table-row table:style-name="ro4">
          <table:table-cell office:value-type="string">
            <text:p>Acridotheres tristis</text:p>
          </table:table-cell>
          <table:table-cell office:value-type="string">
            <text:p>E</text:p>
          </table:table-cell>
          <table:table-cell office:value-type="float" office:value="168">
            <text:p>168</text:p>
          </table:table-cell>
          <table:table-cell office:value-type="float" office:value="1155">
            <text:p>1155</text:p>
          </table:table-cell>
          <table:table-cell office:value-type="string">
            <text:p>RL</text:p>
          </table:table-cell>
          <table:table-cell office:value-type="float" office:value="20">
            <text:p>20</text:p>
          </table:table-cell>
          <table:table-cell office:value-type="float" office:value="2400">
            <text:p>2400</text:p>
          </table:table-cell>
          <table:table-cell office:value-type="float" office:value="2380">
            <text:p>2380</text:p>
          </table:table-cell>
        </table:table-row>
        <table:table-row table:style-name="ro4">
          <table:table-cell office:value-type="string">
            <text:p>Circus maillardi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office:value-type="float" office:value="1125">
            <text:p>1125</text:p>
          </table:table-cell>
          <table:table-cell office:value-type="string">
            <text:p>RL</text:p>
          </table:table-cell>
          <table:table-cell office:value-type="float" office:value="800">
            <text:p>800</text:p>
          </table:table-cell>
          <table:table-cell office:value-type="float" office:value="1370">
            <text:p>1370</text:p>
          </table:table-cell>
          <table:table-cell office:value-type="float" office:value="570">
            <text:p>570</text:p>
          </table:table-cell>
        </table:table-row>
        <table:table-row table:style-name="ro4">
          <table:table-cell office:value-type="string">
            <text:p>Collocalia francica</text:p>
          </table:table-cell>
          <table:table-cell office:value-type="string">
            <text:p>N</text:p>
          </table:table-cell>
          <table:table-cell office:value-type="float" office:value="57">
            <text:p>57</text:p>
          </table:table-cell>
          <table:table-cell office:value-type="float" office:value="1131">
            <text:p>1131</text:p>
          </table:table-cell>
          <table:table-cell office:value-type="string">
            <text:p>RL</text:p>
          </table:table-cell>
          <table:table-cell office:value-type="float" office:value="185">
            <text:p>185</text:p>
          </table:table-cell>
          <table:table-cell office:value-type="float" office:value="1660">
            <text:p>1660</text:p>
          </table:table-cell>
          <table:table-cell office:value-type="float" office:value="1475">
            <text:p>1475</text:p>
          </table:table-cell>
        </table:table-row>
        <table:table-row table:style-name="ro4">
          <table:table-cell office:value-type="string">
            <text:p>Coturnix chinensis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-</text:p>
          </table:table-cell>
        </table:table-row>
        <table:table-row table:style-name="ro4">
          <table:table-cell office:value-type="string">
            <text:p>Coturnix coturnix</text:p>
          </table:table-cell>
          <table:table-cell office:value-type="string">
            <text:p>E</text:p>
          </table:table-cell>
          <table:table-cell office:value-type="float" office:value="33">
            <text:p>33</text:p>
          </table:table-cell>
          <table:table-cell office:value-type="float" office:value="1191">
            <text:p>1191</text:p>
          </table:table-cell>
          <table:table-cell office:value-type="string">
            <text:p>RL</text:p>
          </table:table-cell>
          <table:table-cell office:value-type="float" office:value="320">
            <text:p>320</text:p>
          </table:table-cell>
          <table:table-cell office:value-type="float" office:value="1700">
            <text:p>1700</text:p>
          </table:table-cell>
          <table:table-cell office:value-type="float" office:value="1380">
            <text:p>1380</text:p>
          </table:table-cell>
        </table:table-row>
        <table:table-row table:style-name="ro4">
          <table:table-cell office:value-type="string">
            <text:p>Estrilda astrild</text:p>
          </table:table-cell>
          <table:table-cell office:value-type="string">
            <text:p>E</text:p>
          </table:table-cell>
          <table:table-cell office:value-type="float" office:value="88">
            <text:p>88</text:p>
          </table:table-cell>
          <table:table-cell office:value-type="float" office:value="1070">
            <text:p>1070</text:p>
          </table:table-cell>
          <table:table-cell office:value-type="string">
            <text:p>RL</text:p>
          </table:table-cell>
          <table:table-cell office:value-type="float" office:value="60">
            <text:p>60</text:p>
          </table:table-cell>
          <table:table-cell office:value-type="float" office:value="1720">
            <text:p>1720</text:p>
          </table:table-cell>
          <table:table-cell office:value-type="float" office:value="1660">
            <text:p>1660</text:p>
          </table:table-cell>
        </table:table-row>
        <table:table-row table:style-name="ro4">
          <table:table-cell office:value-type="string">
            <text:p>Foudia madagascariensis</text:p>
          </table:table-cell>
          <table:table-cell office:value-type="string">
            <text:p>E</text:p>
          </table:table-cell>
          <table:table-cell office:value-type="float" office:value="268">
            <text:p>268</text:p>
          </table:table-cell>
          <table:table-cell office:value-type="float" office:value="1127">
            <text:p>1127</text:p>
          </table:table-cell>
          <table:table-cell office:value-type="string">
            <text:p>RL</text:p>
          </table:table-cell>
          <table:table-cell office:value-type="float" office:value="20">
            <text:p>20</text:p>
          </table:table-cell>
          <table:table-cell office:value-type="float" office:value="2250">
            <text:p>2250</text:p>
          </table:table-cell>
          <table:table-cell office:value-type="float" office:value="2230">
            <text:p>2230</text:p>
          </table:table-cell>
        </table:table-row>
        <table:table-row table:style-name="ro4">
          <table:table-cell office:value-type="string">
            <text:p>Francolinus pondicerianus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-</text:p>
          </table:table-cell>
        </table:table-row>
        <table:table-row table:style-name="ro4">
          <table:table-cell office:value-type="string">
            <text:p>Geopelia striata</text:p>
          </table:table-cell>
          <table:table-cell office:value-type="string">
            <text:p>E</text:p>
          </table:table-cell>
          <table:table-cell office:value-type="float" office:value="109">
            <text:p>109</text:p>
          </table:table-cell>
          <table:table-cell office:value-type="float" office:value="993">
            <text:p>993</text:p>
          </table:table-cell>
          <table:table-cell office:value-type="string">
            <text:p>RL</text:p>
          </table:table-cell>
          <table:table-cell office:value-type="float" office:value="20">
            <text:p>20</text:p>
          </table:table-cell>
          <table:table-cell office:value-type="float" office:value="1620">
            <text:p>1620</text:p>
          </table:table-cell>
          <table:table-cell office:value-type="float" office:value="1600">
            <text:p>1600</text:p>
          </table:table-cell>
        </table:table-row>
        <table:table-row table:style-name="ro4">
          <table:table-cell office:value-type="string">
            <text:p>Hypsipetes borbonicus</text:p>
          </table:table-cell>
          <table:table-cell office:value-type="string">
            <text:p>N</text:p>
          </table:table-cell>
          <table:table-cell office:value-type="float" office:value="67">
            <text:p>67</text:p>
          </table:table-cell>
          <table:table-cell office:value-type="float" office:value="1396">
            <text:p>1396</text:p>
          </table:table-cell>
          <table:table-cell office:value-type="string">
            <text:p>FP</text:p>
          </table:table-cell>
          <table:table-cell office:value-type="float" office:value="620">
            <text:p>620</text:p>
          </table:table-cell>
          <table:table-cell office:value-type="float" office:value="2560">
            <text:p>2560</text:p>
          </table:table-cell>
          <table:table-cell office:value-type="float" office:value="1940">
            <text:p>1940</text:p>
          </table:table-cell>
        </table:table-row>
        <table:table-row table:style-name="ro4">
          <table:table-cell office:value-type="string">
            <text:p>Lonchura punctata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-</text:p>
          </table:table-cell>
        </table:table-row>
        <table:table-row table:style-name="ro4">
          <table:table-cell office:value-type="string">
            <text:p>Margaroperdrix madagascariensis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office:value-type="float" office:value="1465">
            <text:p>1465</text:p>
          </table:table-cell>
          <table:table-cell office:value-type="string">
            <text:p>FP</text:p>
          </table:table-cell>
          <table:table-cell office:value-type="float" office:value="1240">
            <text:p>1240</text:p>
          </table:table-cell>
          <table:table-cell office:value-type="float" office:value="1705">
            <text:p>1705</text:p>
          </table:table-cell>
          <table:table-cell office:value-type="float" office:value="465">
            <text:p>465</text:p>
          </table:table-cell>
        </table:table-row>
        <table:table-row table:style-name="ro4">
          <table:table-cell office:value-type="string">
            <text:p>Passer domesticus</text:p>
          </table:table-cell>
          <table:table-cell office:value-type="string">
            <text:p>E</text:p>
          </table:table-cell>
          <table:table-cell office:value-type="float" office:value="72">
            <text:p>72</text:p>
          </table:table-cell>
          <table:table-cell office:value-type="float" office:value="1121">
            <text:p>1121</text:p>
          </table:table-cell>
          <table:table-cell office:value-type="string">
            <text:p>RL</text:p>
          </table:table-cell>
          <table:table-cell office:value-type="float" office:value="65">
            <text:p>65</text:p>
          </table:table-cell>
          <table:table-cell office:value-type="float" office:value="1960">
            <text:p>1960</text:p>
          </table:table-cell>
          <table:table-cell office:value-type="float" office:value="1895">
            <text:p>1895</text:p>
          </table:table-cell>
        </table:table-row>
        <table:table-row table:style-name="ro4">
          <table:table-cell office:value-type="string">
            <text:p>Perdicula asiatica</text:p>
          </table:table-cell>
          <table:table-cell office:value-type="string">
            <text:p>E</text:p>
          </table:table-cell>
          <table:table-cell office:value-type="float" office:value="16">
            <text:p>16</text:p>
          </table:table-cell>
          <table:table-cell office:value-type="float" office:value="130">
            <text:p>130</text:p>
          </table:table-cell>
          <table:table-cell office:value-type="string">
            <text:p>US</text:p>
          </table:table-cell>
          <table:table-cell office:value-type="float" office:value="50">
            <text:p>50</text:p>
          </table:table-cell>
          <table:table-cell office:value-type="float" office:value="290">
            <text:p>290</text:p>
          </table:table-cell>
          <table:table-cell office:value-type="float" office:value="240">
            <text:p>240</text:p>
          </table:table-cell>
        </table:table-row>
        <table:table-row table:style-name="ro4">
          <table:table-cell office:value-type="string">
            <text:p>Phedina borbonic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-</text:p>
          </table:table-cell>
        </table:table-row>
        <table:table-row table:style-name="ro4">
          <table:table-cell office:value-type="string">
            <text:p>Ploceus cucullatus</text:p>
          </table:table-cell>
          <table:table-cell office:value-type="string">
            <text:p>E</text:p>
          </table:table-cell>
          <table:table-cell office:value-type="float" office:value="32">
            <text:p>32</text:p>
          </table:table-cell>
          <table:table-cell office:value-type="float" office:value="795">
            <text:p>795</text:p>
          </table:table-cell>
          <table:table-cell office:value-type="string">
            <text:p>SC</text:p>
          </table:table-cell>
          <table:table-cell office:value-type="float" office:value="65">
            <text:p>65</text:p>
          </table:table-cell>
          <table:table-cell office:value-type="float" office:value="1345">
            <text:p>1345</text:p>
          </table:table-cell>
          <table:table-cell office:value-type="float" office:value="1280">
            <text:p>1280</text:p>
          </table:table-cell>
        </table:table-row>
        <table:table-row table:style-name="ro4">
          <table:table-cell office:value-type="string">
            <text:p>Pycnonotus jocosus</text:p>
          </table:table-cell>
          <table:table-cell office:value-type="string">
            <text:p>E</text:p>
          </table:table-cell>
          <table:table-cell office:value-type="float" office:value="72">
            <text:p>72</text:p>
          </table:table-cell>
          <table:table-cell office:value-type="float" office:value="1062">
            <text:p>1062</text:p>
          </table:table-cell>
          <table:table-cell office:value-type="string">
            <text:p>RL</text:p>
          </table:table-cell>
          <table:table-cell office:value-type="float" office:value="65">
            <text:p>65</text:p>
          </table:table-cell>
          <table:table-cell office:value-type="float" office:value="1690">
            <text:p>1690</text:p>
          </table:table-cell>
          <table:table-cell office:value-type="float" office:value="1625">
            <text:p>1625</text:p>
          </table:table-cell>
        </table:table-row>
        <table:table-row table:style-name="ro4">
          <table:table-cell office:value-type="string">
            <text:p>Saxicola tectes</text:p>
          </table:table-cell>
          <table:table-cell office:value-type="string">
            <text:p>N</text:p>
          </table:table-cell>
          <table:table-cell office:value-type="float" office:value="202">
            <text:p>202</text:p>
          </table:table-cell>
          <table:table-cell office:value-type="float" office:value="1350">
            <text:p>1350</text:p>
          </table:table-cell>
          <table:table-cell office:value-type="string">
            <text:p>FP</text:p>
          </table:table-cell>
          <table:table-cell office:value-type="float" office:value="270">
            <text:p>270</text:p>
          </table:table-cell>
          <table:table-cell office:value-type="float" office:value="2880">
            <text:p>2880</text:p>
          </table:table-cell>
          <table:table-cell office:value-type="float" office:value="2610">
            <text:p>2610</text:p>
          </table:table-cell>
        </table:table-row>
        <table:table-row table:style-name="ro4">
          <table:table-cell office:value-type="string">
            <text:p>Streptopelia picturata</text:p>
          </table:table-cell>
          <table:table-cell office:value-type="string">
            <text:p>E</text:p>
          </table:table-cell>
          <table:table-cell office:value-type="float" office:value="34">
            <text:p>34</text:p>
          </table:table-cell>
          <table:table-cell office:value-type="float" office:value="1187">
            <text:p>1187</text:p>
          </table:table-cell>
          <table:table-cell office:value-type="string">
            <text:p>RL</text:p>
          </table:table-cell>
          <table:table-cell office:value-type="float" office:value="100">
            <text:p>100</text:p>
          </table:table-cell>
          <table:table-cell office:value-type="float" office:value="2150">
            <text:p>2150</text:p>
          </table:table-cell>
          <table:table-cell office:value-type="float" office:value="2050">
            <text:p>2050</text:p>
          </table:table-cell>
        </table:table-row>
        <table:table-row table:style-name="ro4">
          <table:table-cell office:value-type="string">
            <text:p>Terpsiphone bourbonnensis</text:p>
          </table:table-cell>
          <table:table-cell office:value-type="string">
            <text:p>N</text:p>
          </table:table-cell>
          <table:table-cell office:value-type="float" office:value="18">
            <text:p>18</text:p>
          </table:table-cell>
          <table:table-cell office:value-type="float" office:value="1337">
            <text:p>1337</text:p>
          </table:table-cell>
          <table:table-cell office:value-type="string">
            <text:p>FP</text:p>
          </table:table-cell>
          <table:table-cell office:value-type="float" office:value="900">
            <text:p>900</text:p>
          </table:table-cell>
          <table:table-cell office:value-type="float" office:value="1680">
            <text:p>1680</text:p>
          </table:table-cell>
          <table:table-cell office:value-type="float" office:value="780">
            <text:p>780</text:p>
          </table:table-cell>
        </table:table-row>
        <table:table-row table:style-name="ro4">
          <table:table-cell office:value-type="string">
            <text:p>Turnix nigricollis</text:p>
          </table:table-cell>
          <table:table-cell office:value-type="string">
            <text:p>E</text:p>
          </table:table-cell>
          <table:table-cell office:value-type="float" office:value="41">
            <text:p>41</text:p>
          </table:table-cell>
          <table:table-cell office:value-type="float" office:value="1050">
            <text:p>1050</text:p>
          </table:table-cell>
          <table:table-cell office:value-type="string">
            <text:p>RL</text:p>
          </table:table-cell>
          <table:table-cell office:value-type="float" office:value="35">
            <text:p>35</text:p>
          </table:table-cell>
          <table:table-cell office:value-type="float" office:value="1700">
            <text:p>1700</text:p>
          </table:table-cell>
          <table:table-cell office:value-type="float" office:value="1665">
            <text:p>1665</text:p>
          </table:table-cell>
        </table:table-row>
        <table:table-row table:style-name="ro4">
          <table:table-cell office:value-type="string">
            <text:p>Zosterops borbonicus</text:p>
          </table:table-cell>
          <table:table-cell office:value-type="string">
            <text:p>N</text:p>
          </table:table-cell>
          <table:table-cell office:value-type="float" office:value="229">
            <text:p>229</text:p>
          </table:table-cell>
          <table:table-cell office:value-type="float" office:value="1215">
            <text:p>1215</text:p>
          </table:table-cell>
          <table:table-cell office:value-type="string">
            <text:p>FP</text:p>
          </table:table-cell>
          <table:table-cell office:value-type="float" office:value="60">
            <text:p>60</text:p>
          </table:table-cell>
          <table:table-cell office:value-type="float" office:value="2700">
            <text:p>2700</text:p>
          </table:table-cell>
          <table:table-cell office:value-type="float" office:value="2640">
            <text:p>2640</text:p>
          </table:table-cell>
        </table:table-row>
        <table:table-row table:style-name="ro4">
          <table:table-cell office:value-type="string">
            <text:p>Zosterops olivaceus</text:p>
          </table:table-cell>
          <table:table-cell office:value-type="string">
            <text:p>N</text:p>
          </table:table-cell>
          <table:table-cell office:value-type="float" office:value="45">
            <text:p>45</text:p>
          </table:table-cell>
          <table:table-cell office:value-type="float" office:value="1404">
            <text:p>1404</text:p>
          </table:table-cell>
          <table:table-cell office:value-type="string">
            <text:p>FP</text:p>
          </table:table-cell>
          <table:table-cell office:value-type="float" office:value="620">
            <text:p>620</text:p>
          </table:table-cell>
          <table:table-cell office:value-type="float" office:value="2600">
            <text:p>2600</text:p>
          </table:table-cell>
          <table:table-cell office:value-type="float" office:value="1980">
            <text:p>1980</text:p>
          </table:table-cell>
        </table:table-row>
      </table:table>
      <table:table table:name="Rexport" table:style-name="ta1" table:print="false">
        <office:forms form:automatic-focus="false" form:apply-design-mode="false"/>
        <table:table-column table:style-name="co23" table:default-cell-style-name="ce11"/>
        <table:table-column table:style-name="co24" table:default-cell-style-name="ce11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7" table:number-columns-repeated="1016" table:default-cell-style-name="ce16"/>
        <table:table-row table:style-name="ro3">
          <table:table-cell table:style-name="ce10" office:value-type="string">
            <text:p>Species</text:p>
          </table:table-cell>
          <table:table-cell table:style-name="ce10" office:value-type="string">
            <text:p>Common name</text:p>
          </table:table-cell>
          <table:table-cell table:style-name="ce12" office:value-type="string">
            <text:p>Ordre</text:p>
          </table:table-cell>
          <table:table-cell table:style-name="ce12" office:value-type="string">
            <text:p>Famille</text:p>
          </table:table-cell>
          <table:table-cell table:style-name="ce12" office:value-type="string">
            <text:p>Masse</text:p>
          </table:table-cell>
          <table:table-cell table:style-name="ce12" office:value-type="string">
            <text:p>Taille (cm)</text:p>
          </table:table-cell>
          <table:table-cell table:style-name="ce12" office:value-type="string">
            <text:p>Status</text:p>
          </table:table-cell>
          <table:table-cell table:style-name="ce12" office:value-type="string">
            <text:p>IUCN</text:p>
          </table:table-cell>
          <table:table-cell table:style-name="ce15" table:number-columns-repeated="1010"/>
          <table:table-cell table:number-columns-repeated="6"/>
        </table:table-row>
        <table:table-row table:style-name="ro3">
          <table:table-cell office:value-type="string">
            <text:p>Acridotheres tristis</text:p>
          </table:table-cell>
          <table:table-cell office:value-type="string">
            <text:p>Martin (Martin triste)</text:p>
          </table:table-cell>
          <table:table-cell office:value-type="string">
            <text:p>Passeriformes</text:p>
          </table:table-cell>
          <table:table-cell office:value-type="string">
            <text:p>Sturnidae</text:p>
          </table:table-cell>
          <table:table-cell office:value-type="string">
            <text:p>82 – 134</text:p>
          </table:table-cell>
          <table:table-cell office:value-type="string">
            <text:p>23 – 29</text:p>
          </table:table-cell>
          <table:table-cell office:value-type="string">
            <text:p>E</text:p>
          </table:table-cell>
          <table:table-cell office:value-type="string">
            <text:p>LC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string">
            <text:p>Circus maillardi</text:p>
          </table:table-cell>
          <table:table-cell office:value-type="string">
            <text:p>Papangue (Busard de Maillard)</text:p>
          </table:table-cell>
          <table:table-cell office:value-type="string">
            <text:p>Accipitriformes</text:p>
          </table:table-cell>
          <table:table-cell office:value-type="string">
            <text:p>Accipitridae</text:p>
          </table:table-cell>
          <table:table-cell office:value-type="float" office:value="50">
            <text:p>50</text:p>
          </table:table-cell>
          <table:table-cell office:value-type="string">
            <text:p>650 – 1000</text:p>
          </table:table-cell>
          <table:table-cell office:value-type="string">
            <text:p>N</text:p>
          </table:table-cell>
          <table:table-cell office:value-type="string">
            <text:p>EN 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string">
            <text:p>Collocalia francica</text:p>
          </table:table-cell>
          <table:table-cell office:value-type="string">
            <text:p>Zirondelle (Salangane des Mascareignes)</text:p>
          </table:table-cell>
          <table:table-cell office:value-type="string">
            <text:p>Apodiformes</text:p>
          </table:table-cell>
          <table:table-cell office:value-type="string">
            <text:p>Apodidae</text:p>
          </table:table-cell>
          <table:table-cell office:value-type="string">
            <text:p>7 – 13,3</text:p>
          </table:table-cell>
          <table:table-cell/>
          <table:table-cell office:value-type="string">
            <text:p>N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Coturnix chinensis</text:p>
          </table:table-cell>
          <table:table-cell office:value-type="string">
            <text:p>Caille de Chine (Caille peinte)</text:p>
          </table:table-cell>
          <table:table-cell office:value-type="string">
            <text:p>Galliformes</text:p>
          </table:table-cell>
          <table:table-cell office:value-type="string">
            <text:p>Phasianidae</text:p>
          </table:table-cell>
          <table:table-cell office:value-type="string">
            <text:p>31 – 41</text:p>
          </table:table-cell>
          <table:table-cell office:value-type="string">
            <text:p>12 – 15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Coturnix coturnix</text:p>
          </table:table-cell>
          <table:table-cell office:value-type="string">
            <text:p>Caille patate, Caille bois-de-patate</text:p>
          </table:table-cell>
          <table:table-cell office:value-type="string">
            <text:p>Galliformes</text:p>
          </table:table-cell>
          <table:table-cell office:value-type="string">
            <text:p>Phasianidae</text:p>
          </table:table-cell>
          <table:table-cell office:value-type="float" office:value="16">
            <text:p>16</text:p>
          </table:table-cell>
          <table:table-cell office:value-type="string">
            <text:p>70 - 135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Estrilda astrild</text:p>
          </table:table-cell>
          <table:table-cell office:value-type="string">
            <text:p>Bec rose (Astrild ondulé)</text:p>
          </table:table-cell>
          <table:table-cell office:value-type="string">
            <text:p>Passeriformes</text:p>
          </table:table-cell>
          <table:table-cell office:value-type="string">
            <text:p>Estrildidae</text:p>
          </table:table-cell>
          <table:table-cell table:style-name="ce14" office:value-type="string">
            <text:p>7 – 8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Foudia madagascariensis</text:p>
          </table:table-cell>
          <table:table-cell office:value-type="string">
            <text:p>Cardinal, Mâle rouge (Foudi de Madagascar)</text:p>
          </table:table-cell>
          <table:table-cell office:value-type="string">
            <text:p>Passeriformes</text:p>
          </table:table-cell>
          <table:table-cell office:value-type="string">
            <text:p>Ploceidae</text:p>
          </table:table-cell>
          <table:table-cell office:value-type="float" office:value="13">
            <text:p>13</text:p>
          </table:table-cell>
          <table:table-cell office:value-type="string">
            <text:p>17 – 19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Francolinus pondicerianus</text:p>
          </table:table-cell>
          <table:table-cell office:value-type="string">
            <text:p>Perdrix (Francolin gris)</text:p>
          </table:table-cell>
          <table:table-cell office:value-type="string">
            <text:p>Galliformes</text:p>
          </table:table-cell>
          <table:table-cell office:value-type="string">
            <text:p>Phasianidae</text:p>
          </table:table-cell>
          <table:table-cell office:value-type="string">
            <text:p>200 - 340</text:p>
          </table:table-cell>
          <table:table-cell office:value-type="string">
            <text:p>30 - 32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Geopelia striata</text:p>
          </table:table-cell>
          <table:table-cell office:value-type="string">
            <text:p>Tourterelle pays</text:p>
          </table:table-cell>
          <table:table-cell office:value-type="string">
            <text:p>Columbiformes</text:p>
          </table:table-cell>
          <table:table-cell office:value-type="string">
            <text:p>Columbidae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Hypsipetes borbonicus</text:p>
          </table:table-cell>
          <table:table-cell office:value-type="string">
            <text:p>Merle Pays, Merle (Bulbul de la Réunion)</text:p>
          </table:table-cell>
          <table:table-cell office:value-type="string">
            <text:p>Passeriformes</text:p>
          </table:table-cell>
          <table:table-cell office:value-type="string">
            <text:p>Pycnonotidae</text:p>
          </table:table-cell>
          <table:table-cell office:value-type="float" office:value="22">
            <text:p>22</text:p>
          </table:table-cell>
          <table:table-cell office:value-type="string">
            <text:p>51 - 57</text:p>
          </table:table-cell>
          <table:table-cell office:value-type="string">
            <text:p>N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Lonchura punctata</text:p>
          </table:table-cell>
          <table:table-cell office:value-type="string">
            <text:p>Coutil, Toulit (Capucin damier)</text:p>
          </table:table-cell>
          <table:table-cell office:value-type="string">
            <text:p>Passeriformes</text:p>
          </table:table-cell>
          <table:table-cell office:value-type="string">
            <text:p>Estrildidae</text:p>
          </table:table-cell>
          <table:table-cell office:value-type="float" office:value="11">
            <text:p>11</text:p>
          </table:table-cell>
          <table:table-cell office:value-type="string">
            <text:p>12 – 15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Margaroperdrix madagascariensis</text:p>
          </table:table-cell>
          <table:table-cell office:value-type="string">
            <text:p>Caille malgache, Francolin</text:p>
          </table:table-cell>
          <table:table-cell office:value-type="string">
            <text:p>Galliformes</text:p>
          </table:table-cell>
          <table:table-cell office:value-type="string">
            <text:p>Phasianidae</text:p>
          </table:table-cell>
          <table:table-cell/>
          <table:table-cell office:value-type="string">
            <text:p>24 - 26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Passer domesticus</text:p>
          </table:table-cell>
          <table:table-cell office:value-type="string">
            <text:p>Moineau</text:p>
          </table:table-cell>
          <table:table-cell office:value-type="string">
            <text:p>Passeriformes</text:p>
          </table:table-cell>
          <table:table-cell office:value-type="string">
            <text:p>Passeridae</text:p>
          </table:table-cell>
          <table:table-cell office:value-type="string">
            <text:p>26 - 32</text:p>
          </table:table-cell>
          <table:table-cell office:value-type="string">
            <text:p>14 - 16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Perdicula asiatica</text:p>
          </table:table-cell>
          <table:table-cell office:value-type="string">
            <text:p>Caille d’Inde, Caille rouge (Perdicule rousse-gorge)</text:p>
          </table:table-cell>
          <table:table-cell office:value-type="string">
            <text:p>Galliformes</text:p>
          </table:table-cell>
          <table:table-cell office:value-type="string">
            <text:p>Phasianidae</text:p>
          </table:table-cell>
          <table:table-cell office:value-type="string">
            <text:p>57 - 82</text:p>
          </table:table-cell>
          <table:table-cell office:value-type="float" office:value="17">
            <text:p>17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Phedina borbonica</text:p>
          </table:table-cell>
          <table:table-cell office:value-type="string">
            <text:p>Zirondelle, Grande hirondelle (Hirondelle de Bourbon)</text:p>
          </table:table-cell>
          <table:table-cell office:value-type="string">
            <text:p>Passeriformes</text:p>
          </table:table-cell>
          <table:table-cell office:value-type="string">
            <text:p>Hirundinidae</text:p>
          </table:table-cell>
          <table:table-cell/>
          <table:table-cell office:value-type="float" office:value="13.5">
            <text:p>13,5</text:p>
          </table:table-cell>
          <table:table-cell office:value-type="string">
            <text:p>N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Ploceus cucullatus</text:p>
          </table:table-cell>
          <table:table-cell office:value-type="string">
            <text:p>Bellier (Tisserin gendarme)</text:p>
          </table:table-cell>
          <table:table-cell office:value-type="string">
            <text:p>Passeriformes</text:p>
          </table:table-cell>
          <table:table-cell office:value-type="string">
            <text:p>Ploceidae</text:p>
          </table:table-cell>
          <table:table-cell office:value-type="float" office:value="17">
            <text:p>17</text:p>
          </table:table-cell>
          <table:table-cell office:value-type="string">
            <text:p>32 – 45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Pycnonotus jocosus</text:p>
          </table:table-cell>
          <table:table-cell office:value-type="string">
            <text:p>Merle de Maurice, Condé, Oiseau Chapeau (Bulbul orphée)</text:p>
          </table:table-cell>
          <table:table-cell office:value-type="string">
            <text:p>Passeriformes</text:p>
          </table:table-cell>
          <table:table-cell office:value-type="string">
            <text:p>Pycnonotidae</text:p>
          </table:table-cell>
          <table:table-cell office:value-type="float" office:value="20">
            <text:p>20</text:p>
          </table:table-cell>
          <table:table-cell office:value-type="string">
            <text:p>23 – 42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Saxicola tectes</text:p>
          </table:table-cell>
          <table:table-cell office:value-type="string">
            <text:p>Tec tec (Tarier de la Réunion)</text:p>
          </table:table-cell>
          <table:table-cell office:value-type="string">
            <text:p>Passeriformes</text:p>
          </table:table-cell>
          <table:table-cell office:value-type="string">
            <text:p>Muscicapidae</text:p>
          </table:table-cell>
          <table:table-cell office:value-type="float" office:value="12.5">
            <text:p>12,5</text:p>
          </table:table-cell>
          <table:table-cell office:value-type="string">
            <text:p>10,5 – 15</text:p>
          </table:table-cell>
          <table:table-cell office:value-type="string">
            <text:p>N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Streptopelia picturata</text:p>
          </table:table-cell>
          <table:table-cell office:value-type="string">
            <text:p>Ramier (Tourterelle malgache)</text:p>
          </table:table-cell>
          <table:table-cell office:value-type="string">
            <text:p>Columbiformes</text:p>
          </table:table-cell>
          <table:table-cell office:value-type="string">
            <text:p>Columbidae</text:p>
          </table:table-cell>
          <table:table-cell office:value-type="float" office:value="28">
            <text:p>28</text:p>
          </table:table-cell>
          <table:table-cell office:value-type="string">
            <text:p>145 – 255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Terpsiphone bourbonnensis</text:p>
          </table:table-cell>
          <table:table-cell office:value-type="string">
            <text:p>Zoizo la Vierge, Chakouat (Terpsiphone de Bourbon)</text:p>
          </table:table-cell>
          <table:table-cell office:value-type="string">
            <text:p>Passeriformes</text:p>
          </table:table-cell>
          <table:table-cell office:value-type="string">
            <text:p>Monarchidae</text:p>
          </table:table-cell>
          <table:table-cell office:value-type="float" office:value="15">
            <text:p>15</text:p>
          </table:table-cell>
          <table:table-cell office:value-type="string">
            <text:p>10 – 12</text:p>
          </table:table-cell>
          <table:table-cell office:value-type="string">
            <text:p>N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Turnix nigricollis</text:p>
          </table:table-cell>
          <table:table-cell office:value-type="string">
            <text:p>Caille pays (Hémipode de Madagascar)</text:p>
          </table:table-cell>
          <table:table-cell office:value-type="string">
            <text:p>Turniciformes</text:p>
          </table:table-cell>
          <table:table-cell office:value-type="string">
            <text:p>Turnicidae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E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Zosterops borbonicus</text:p>
          </table:table-cell>
          <table:table-cell office:value-type="string">
            <text:p>Zoizo blanc (Oiseaux lunettes gris)</text:p>
          </table:table-cell>
          <table:table-cell office:value-type="string">
            <text:p>Passeriformes</text:p>
          </table:table-cell>
          <table:table-cell office:value-type="string">
            <text:p>Zosteropidae</text:p>
          </table:table-cell>
          <table:table-cell office:value-type="float" office:value="10">
            <text:p>10</text:p>
          </table:table-cell>
          <table:table-cell office:value-type="string">
            <text:p>7 – 8</text:p>
          </table:table-cell>
          <table:table-cell office:value-type="string">
            <text:p>N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office:value-type="string">
            <text:p>Zosterops olivaceus</text:p>
          </table:table-cell>
          <table:table-cell office:value-type="string">
            <text:p>Zoizo vert (Oiseaux-lunettes vert)</text:p>
          </table:table-cell>
          <table:table-cell office:value-type="string">
            <text:p>Passeriformes</text:p>
          </table:table-cell>
          <table:table-cell office:value-type="string">
            <text:p>Zosteropidae</text:p>
          </table:table-cell>
          <table:table-cell office:value-type="float" office:value="10.5">
            <text:p>10,5</text:p>
          </table:table-cell>
          <table:table-cell office:value-type="string">
            <text:p>9 – 10</text:p>
          </table:table-cell>
          <table:table-cell office:value-type="string">
            <text:p>N</text:p>
          </table:table-cell>
          <table:table-cell/>
          <table:table-cell table:style-name="Default"/>
          <table:table-cell table:number-columns-repeated="1015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atex" table:style-name="ta1" table:print="false">
        <office:forms form:automatic-focus="false" form:apply-design-mode="false"/>
        <table:table-column table:style-name="co22" table:default-cell-style-name="ce9"/>
        <table:table-column table:style-name="co25" table:default-cell-style-name="ce18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7" table:number-columns-repeated="1010" table:default-cell-style-name="ce9"/>
        <table:table-column table:style-name="co26" table:number-columns-repeated="6" table:default-cell-style-name="ce9"/>
        <table:table-row table:style-name="ro6">
          <table:table-cell table:style-name="ce8" office:value-type="string">
            <text:p>Label</text:p>
          </table:table-cell>
          <table:table-cell table:style-name="ce17" office:value-type="string">
            <text:p>Species</text:p>
          </table:table-cell>
          <table:table-cell table:style-name="ce19" office:value-type="string">
            <text:p>Order</text:p>
          </table:table-cell>
          <table:table-cell table:style-name="ce19" office:value-type="string">
            <text:p>Family</text:p>
          </table:table-cell>
          <table:table-cell table:style-name="ce19" office:value-type="string">
            <text:p>Mass (g)</text:p>
          </table:table-cell>
          <table:table-cell table:style-name="ce19" office:value-type="string">
            <text:p>Size (cm)</text:p>
          </table:table-cell>
          <table:table-cell table:style-name="ce19" office:value-type="string">
            <text:p>Status</text:p>
          </table:table-cell>
          <table:table-cell table:style-name="ce19" office:value-type="string">
            <text:p>RLI</text:p>
          </table:table-cell>
          <table:table-cell table:style-name="ce8" table:number-columns-repeated="1010"/>
          <table:table-cell table:number-columns-repeated="6"/>
        </table:table-row>
        <table:table-row table:style-name="ro6">
          <table:table-cell office:value-type="string">
            <text:p>ACTR</text:p>
          </table:table-cell>
          <table:table-cell office:value-type="string">
            <text:p>Acridotheres tristis</text:p>
          </table:table-cell>
          <table:table-cell office:value-type="string">
            <text:p>Passeriformes</text:p>
          </table:table-cell>
          <table:table-cell office:value-type="string">
            <text:p>Sturnidae</text:p>
          </table:table-cell>
          <table:table-cell office:value-type="string">
            <text:p>82 – 134</text:p>
          </table:table-cell>
          <table:table-cell office:value-type="string">
            <text:p>23 – 29</text:p>
          </table:table-cell>
          <table:table-cell office:value-type="string">
            <text:p>E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CIMA</text:p>
          </table:table-cell>
          <table:table-cell office:value-type="string">
            <text:p>Circus maillardi</text:p>
          </table:table-cell>
          <table:table-cell office:value-type="string">
            <text:p>Accipitriformes</text:p>
          </table:table-cell>
          <table:table-cell office:value-type="string">
            <text:p>Accipitridae</text:p>
          </table:table-cell>
          <table:table-cell office:value-type="float" office:value="50">
            <text:p>50</text:p>
          </table:table-cell>
          <table:table-cell office:value-type="string">
            <text:p>650 – 1000</text:p>
          </table:table-cell>
          <table:table-cell office:value-type="string">
            <text:p>R </text:p>
          </table:table-cell>
          <table:table-cell office:value-type="string">
            <text:p>EN </text:p>
          </table:table-cell>
          <table:table-cell table:number-columns-repeated="1016"/>
        </table:table-row>
        <table:table-row table:style-name="ro6">
          <table:table-cell office:value-type="string">
            <text:p>COFR</text:p>
          </table:table-cell>
          <table:table-cell office:value-type="string">
            <text:p>Collocalia francica</text:p>
          </table:table-cell>
          <table:table-cell office:value-type="string">
            <text:p>Apodiformes</text:p>
          </table:table-cell>
          <table:table-cell office:value-type="string">
            <text:p>Apodidae</text:p>
          </table:table-cell>
          <table:table-cell office:value-type="string">
            <text:p>7 – 13,3</text:p>
          </table:table-cell>
          <table:table-cell table:style-name="ce22"/>
          <table:table-cell table:style-name="ce22" office:value-type="string">
            <text:p>M</text:p>
          </table:table-cell>
          <table:table-cell office:value-type="string">
            <text:p>NT</text:p>
          </table:table-cell>
          <table:table-cell table:number-columns-repeated="1016"/>
        </table:table-row>
        <table:table-row table:style-name="ro6">
          <table:table-cell office:value-type="string">
            <text:p>COCH</text:p>
          </table:table-cell>
          <table:table-cell office:value-type="string">
            <text:p>Coturnix chinensis</text:p>
          </table:table-cell>
          <table:table-cell office:value-type="string">
            <text:p>Galliformes</text:p>
          </table:table-cell>
          <table:table-cell office:value-type="string">
            <text:p>Phasianidae</text:p>
          </table:table-cell>
          <table:table-cell office:value-type="string">
            <text:p>31 – 41</text:p>
          </table:table-cell>
          <table:table-cell office:value-type="string">
            <text:p>12 – 15</text:p>
          </table:table-cell>
          <table:table-cell office:value-type="string">
            <text:p>E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COCO</text:p>
          </table:table-cell>
          <table:table-cell office:value-type="string">
            <text:p>Coturnix coturnix</text:p>
          </table:table-cell>
          <table:table-cell office:value-type="string">
            <text:p>Galliformes</text:p>
          </table:table-cell>
          <table:table-cell office:value-type="string">
            <text:p>Phasianidae</text:p>
          </table:table-cell>
          <table:table-cell office:value-type="float" office:value="16">
            <text:p>16</text:p>
          </table:table-cell>
          <table:table-cell office:value-type="string">
            <text:p>70 - 135</text:p>
          </table:table-cell>
          <table:table-cell office:value-type="string">
            <text:p>E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ESAS</text:p>
          </table:table-cell>
          <table:table-cell office:value-type="string">
            <text:p>Estrilda astrild</text:p>
          </table:table-cell>
          <table:table-cell office:value-type="string">
            <text:p>Passeriformes</text:p>
          </table:table-cell>
          <table:table-cell office:value-type="string">
            <text:p>Estrildidae</text:p>
          </table:table-cell>
          <table:table-cell table:style-name="ce21" office:value-type="string">
            <text:p>7 – 8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FOMA</text:p>
          </table:table-cell>
          <table:table-cell office:value-type="string">
            <text:p>Foudia madagascariensis</text:p>
          </table:table-cell>
          <table:table-cell office:value-type="string">
            <text:p>Passeriformes</text:p>
          </table:table-cell>
          <table:table-cell office:value-type="string">
            <text:p>Ploceidae</text:p>
          </table:table-cell>
          <table:table-cell office:value-type="float" office:value="13">
            <text:p>13</text:p>
          </table:table-cell>
          <table:table-cell office:value-type="string">
            <text:p>17 – 19</text:p>
          </table:table-cell>
          <table:table-cell office:value-type="string">
            <text:p>E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FRPO</text:p>
          </table:table-cell>
          <table:table-cell office:value-type="string">
            <text:p>Francolinus pondicerianus</text:p>
          </table:table-cell>
          <table:table-cell office:value-type="string">
            <text:p>Galliformes</text:p>
          </table:table-cell>
          <table:table-cell office:value-type="string">
            <text:p>Phasianidae</text:p>
          </table:table-cell>
          <table:table-cell office:value-type="string">
            <text:p>200 - 340</text:p>
          </table:table-cell>
          <table:table-cell office:value-type="string">
            <text:p>30 - 32</text:p>
          </table:table-cell>
          <table:table-cell office:value-type="string">
            <text:p>E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GEST</text:p>
          </table:table-cell>
          <table:table-cell office:value-type="string">
            <text:p>Geopelia striata</text:p>
          </table:table-cell>
          <table:table-cell office:value-type="string">
            <text:p>Columbiformes</text:p>
          </table:table-cell>
          <table:table-cell office:value-type="string">
            <text:p>Columbidae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E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HYBO</text:p>
          </table:table-cell>
          <table:table-cell office:value-type="string">
            <text:p>Hypsipetes borbonicus</text:p>
          </table:table-cell>
          <table:table-cell office:value-type="string">
            <text:p>Passeriformes</text:p>
          </table:table-cell>
          <table:table-cell office:value-type="string">
            <text:p>Pycnonotidae</text:p>
          </table:table-cell>
          <table:table-cell office:value-type="float" office:value="22">
            <text:p>22</text:p>
          </table:table-cell>
          <table:table-cell office:value-type="string">
            <text:p>51 - 57</text:p>
          </table:table-cell>
          <table:table-cell office:value-type="string">
            <text:p>R 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LOPU</text:p>
          </table:table-cell>
          <table:table-cell office:value-type="string">
            <text:p>Lonchura punctata</text:p>
          </table:table-cell>
          <table:table-cell office:value-type="string">
            <text:p>Passeriformes</text:p>
          </table:table-cell>
          <table:table-cell office:value-type="string">
            <text:p>Estrildidae</text:p>
          </table:table-cell>
          <table:table-cell office:value-type="float" office:value="11">
            <text:p>11</text:p>
          </table:table-cell>
          <table:table-cell office:value-type="string">
            <text:p>12 – 15</text:p>
          </table:table-cell>
          <table:table-cell office:value-type="string">
            <text:p>E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MAMA</text:p>
          </table:table-cell>
          <table:table-cell office:value-type="string">
            <text:p>Margaroperdrix madagascariensis</text:p>
          </table:table-cell>
          <table:table-cell office:value-type="string">
            <text:p>Galliformes</text:p>
          </table:table-cell>
          <table:table-cell office:value-type="string">
            <text:p>Phasianidae</text:p>
          </table:table-cell>
          <table:table-cell/>
          <table:table-cell office:value-type="string">
            <text:p>24 - 26</text:p>
          </table:table-cell>
          <table:table-cell office:value-type="string">
            <text:p>N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PADO</text:p>
          </table:table-cell>
          <table:table-cell office:value-type="string">
            <text:p>Passer domesticus</text:p>
          </table:table-cell>
          <table:table-cell office:value-type="string">
            <text:p>Passeriformes</text:p>
          </table:table-cell>
          <table:table-cell office:value-type="string">
            <text:p>Passeridae</text:p>
          </table:table-cell>
          <table:table-cell office:value-type="string">
            <text:p>26 - 32</text:p>
          </table:table-cell>
          <table:table-cell office:value-type="string">
            <text:p>14 - 16</text:p>
          </table:table-cell>
          <table:table-cell office:value-type="string">
            <text:p>E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PEAS</text:p>
          </table:table-cell>
          <table:table-cell office:value-type="string">
            <text:p>Perdicula asiatica</text:p>
          </table:table-cell>
          <table:table-cell office:value-type="string">
            <text:p>Galliformes</text:p>
          </table:table-cell>
          <table:table-cell office:value-type="string">
            <text:p>Phasianidae</text:p>
          </table:table-cell>
          <table:table-cell office:value-type="string">
            <text:p>57 - 82</text:p>
          </table:table-cell>
          <table:table-cell office:value-type="float" office:value="17">
            <text:p>17</text:p>
          </table:table-cell>
          <table:table-cell office:value-type="string">
            <text:p>N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PHBO</text:p>
          </table:table-cell>
          <table:table-cell office:value-type="string">
            <text:p>Phedina borbonica</text:p>
          </table:table-cell>
          <table:table-cell office:value-type="string">
            <text:p>Passeriformes</text:p>
          </table:table-cell>
          <table:table-cell office:value-type="string">
            <text:p>Hirundinidae</text:p>
          </table:table-cell>
          <table:table-cell/>
          <table:table-cell office:value-type="float" office:value="13.5">
            <text:p>13,5</text:p>
          </table:table-cell>
          <table:table-cell office:value-type="string">
            <text:p>E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PLCU</text:p>
          </table:table-cell>
          <table:table-cell office:value-type="string">
            <text:p>Ploceus cucullatus</text:p>
          </table:table-cell>
          <table:table-cell office:value-type="string">
            <text:p>Passeriformes</text:p>
          </table:table-cell>
          <table:table-cell office:value-type="string">
            <text:p>Ploceidae</text:p>
          </table:table-cell>
          <table:table-cell office:value-type="float" office:value="17">
            <text:p>17</text:p>
          </table:table-cell>
          <table:table-cell office:value-type="string">
            <text:p>32 – 45</text:p>
          </table:table-cell>
          <table:table-cell office:value-type="string">
            <text:p>E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PYJO</text:p>
          </table:table-cell>
          <table:table-cell office:value-type="string">
            <text:p>Pycnonotus jocosus</text:p>
          </table:table-cell>
          <table:table-cell office:value-type="string">
            <text:p>Passeriformes</text:p>
          </table:table-cell>
          <table:table-cell office:value-type="string">
            <text:p>Pycnonotidae</text:p>
          </table:table-cell>
          <table:table-cell office:value-type="float" office:value="20">
            <text:p>20</text:p>
          </table:table-cell>
          <table:table-cell office:value-type="string">
            <text:p>23 – 42</text:p>
          </table:table-cell>
          <table:table-cell office:value-type="string">
            <text:p>E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SATE</text:p>
          </table:table-cell>
          <table:table-cell office:value-type="string">
            <text:p>Saxicola tectes</text:p>
          </table:table-cell>
          <table:table-cell office:value-type="string">
            <text:p>Passeriformes</text:p>
          </table:table-cell>
          <table:table-cell office:value-type="string">
            <text:p>Muscicapidae</text:p>
          </table:table-cell>
          <table:table-cell office:value-type="float" office:value="12.5">
            <text:p>12,5</text:p>
          </table:table-cell>
          <table:table-cell office:value-type="string">
            <text:p>10,5 – 15</text:p>
          </table:table-cell>
          <table:table-cell office:value-type="string">
            <text:p>R 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STPI</text:p>
          </table:table-cell>
          <table:table-cell office:value-type="string">
            <text:p>Streptopelia picturata</text:p>
          </table:table-cell>
          <table:table-cell office:value-type="string">
            <text:p>Columbiformes</text:p>
          </table:table-cell>
          <table:table-cell office:value-type="string">
            <text:p>Columbidae</text:p>
          </table:table-cell>
          <table:table-cell office:value-type="float" office:value="28">
            <text:p>28</text:p>
          </table:table-cell>
          <table:table-cell office:value-type="string">
            <text:p>145 – 255</text:p>
          </table:table-cell>
          <table:table-cell office:value-type="string">
            <text:p>N</text:p>
          </table:table-cell>
          <table:table-cell office:value-type="string">
            <text:p>LC </text:p>
          </table:table-cell>
          <table:table-cell table:number-columns-repeated="1016"/>
        </table:table-row>
        <table:table-row table:style-name="ro6">
          <table:table-cell office:value-type="string">
            <text:p>TEBO</text:p>
          </table:table-cell>
          <table:table-cell office:value-type="string">
            <text:p>Terpsiphone bourbonnensis bourbonnensis</text:p>
          </table:table-cell>
          <table:table-cell office:value-type="string">
            <text:p>Passeriformes</text:p>
          </table:table-cell>
          <table:table-cell office:value-type="string">
            <text:p>Monarchidae</text:p>
          </table:table-cell>
          <table:table-cell office:value-type="float" office:value="15">
            <text:p>15</text:p>
          </table:table-cell>
          <table:table-cell office:value-type="string">
            <text:p>10 – 12</text:p>
          </table:table-cell>
          <table:table-cell office:value-type="string">
            <text:p>M (R) 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TUNI</text:p>
          </table:table-cell>
          <table:table-cell office:value-type="string">
            <text:p>Turnix nigricollis</text:p>
          </table:table-cell>
          <table:table-cell office:value-type="string">
            <text:p>Turniciformes</text:p>
          </table:table-cell>
          <table:table-cell office:value-type="string">
            <text:p>Turnicidae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 office:value-type="string">
            <text:p>LC </text:p>
          </table:table-cell>
          <table:table-cell table:number-columns-repeated="1016"/>
        </table:table-row>
        <table:table-row table:style-name="ro6">
          <table:table-cell office:value-type="string">
            <text:p>ZOBO</text:p>
          </table:table-cell>
          <table:table-cell office:value-type="string">
            <text:p>Zosterops borbonicus borbonicus</text:p>
          </table:table-cell>
          <table:table-cell office:value-type="string">
            <text:p>Passeriformes</text:p>
          </table:table-cell>
          <table:table-cell office:value-type="string">
            <text:p>Zosteropidae</text:p>
          </table:table-cell>
          <table:table-cell office:value-type="float" office:value="10">
            <text:p>10</text:p>
          </table:table-cell>
          <table:table-cell office:value-type="string">
            <text:p>7 – 8</text:p>
          </table:table-cell>
          <table:table-cell office:value-type="string">
            <text:p>M (R) 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>
          <table:table-cell office:value-type="string">
            <text:p>ZOOL</text:p>
          </table:table-cell>
          <table:table-cell office:value-type="string">
            <text:p>Zosterops olivaceus</text:p>
          </table:table-cell>
          <table:table-cell office:value-type="string">
            <text:p>Passeriformes</text:p>
          </table:table-cell>
          <table:table-cell office:value-type="string">
            <text:p>Zosteropidae</text:p>
          </table:table-cell>
          <table:table-cell office:value-type="float" office:value="10.5">
            <text:p>10,5</text:p>
          </table:table-cell>
          <table:table-cell office:value-type="string">
            <text:p>9 – 10</text:p>
          </table:table-cell>
          <table:table-cell office:value-type="string">
            <text:p>R </text:p>
          </table:table-cell>
          <table:table-cell office:value-type="string">
            <text:p>LC</text:p>
          </table:table-cell>
          <table:table-cell table:number-columns-repeated="1016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original.A1:original.H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Flores</meta:initial-creator>
    <meta:creation-date>2010-10-05T16:11:32</meta:creation-date>
    <dc:date>2013-11-05T20:37:58</dc:date>
    <dc:creator>Olivier Flores</dc:creator>
    <meta:editing-duration>PT3H2M14S</meta:editing-duration>
    <meta:editing-cycles>28</meta:editing-cycles>
    <meta:generator>LibreOffice/3.5$Linux_x86 LibreOffice_project/350m1$Build-2</meta:generator>
    <meta:document-statistic meta:table-count="3" meta:cell-count="545" meta:object-count="0"/>
  </office:meta>
</office:document-meta>
</file>